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paragraph-properties fo:text-align="center" style:justify-single-word="false"/>
      <style:text-properties fo:font-size="14pt" fo:language="en" fo:country="CA" style:font-size-asian="14pt" style:font-size-complex="18pt"/>
    </style:style>
    <style:style style:name="P7" style:family="paragraph" style:parent-style-name="Standard">
      <style:paragraph-properties fo:text-align="center" style:justify-single-word="false"/>
      <style:text-properties fo:font-size="14pt" fo:language="en" fo:country="CA" style:font-size-asian="14pt" style:font-size-complex="14pt"/>
    </style:style>
    <style:style style:name="P8"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9"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10" style:family="paragraph" style:parent-style-name="Standard">
      <style:paragraph-properties fo:line-height="115%"/>
      <style:text-properties fo:language="en" fo:country="US" style:language-asian="en" style:country-asian="US" style:language-complex="ar" style:country-complex="SA"/>
    </style:style>
    <style:style style:name="P11" style:family="paragraph" style:parent-style-name="Standard">
      <style:paragraph-properties fo:line-height="115%"/>
      <style:text-properties fo:language="en" fo:country="US" officeooo:rsid="0012c62d" officeooo:paragraph-rsid="0012c62d" style:language-asian="en" style:country-asian="US" style:language-complex="ar" style:country-complex="SA"/>
    </style:style>
    <style:style style:name="P12" style:family="paragraph" style:parent-style-name="Standard">
      <style:paragraph-properties fo:line-height="115%"/>
    </style:style>
    <style:style style:name="P13" style:family="paragraph" style:parent-style-name="Standard">
      <style:paragraph-properties fo:line-height="115%"/>
      <style:text-properties officeooo:rsid="0007c386" officeooo:paragraph-rsid="0007c386"/>
    </style:style>
    <style:style style:name="P14" style:family="paragraph" style:parent-style-name="Standard">
      <style:paragraph-properties fo:line-height="115%"/>
      <style:text-properties officeooo:rsid="000edf75" officeooo:paragraph-rsid="000edf75"/>
    </style:style>
    <style:style style:name="P15" style:family="paragraph" style:parent-style-name="Standard">
      <style:text-properties officeooo:rsid="000edf75" officeooo:paragraph-rsid="000edf75"/>
    </style:style>
    <style:style style:name="P16" style:family="paragraph" style:parent-style-name="Standard">
      <style:text-properties officeooo:rsid="0010de2a" officeooo:paragraph-rsid="0010de2a"/>
    </style:style>
    <style:style style:name="P17" style:family="paragraph" style:parent-style-name="Standard">
      <style:text-properties officeooo:rsid="00120dec" officeooo:paragraph-rsid="00120dec"/>
    </style:style>
    <style:style style:name="P18" style:family="paragraph" style:parent-style-name="Standard">
      <style:paragraph-properties fo:margin-left="0in" fo:margin-right="0in" fo:line-height="115%" fo:text-indent="0in" style:auto-text-indent="false"/>
      <style:text-properties fo:language="en" fo:country="US" style:language-asian="en" style:country-asian="US" style:language-complex="ar" style:country-complex="SA"/>
    </style:style>
    <style:style style:name="P19" style:family="paragraph" style:parent-style-name="Standard">
      <style:paragraph-properties fo:margin-top="0in" fo:margin-bottom="0in" loext:contextual-spacing="false" fo:line-height="115%"/>
      <style:text-properties fo:language="en" fo:country="US" officeooo:rsid="0006707f" officeooo:paragraph-rsid="0006707f" style:language-asian="en" style:country-asian="US" style:language-complex="ar" style:country-complex="SA"/>
    </style:style>
    <style:style style:name="P20"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21" style:family="paragraph" style:parent-style-name="Heading_20_1">
      <style:paragraph-properties fo:margin-left="0in" fo:margin-right="0in" fo:line-height="115%" fo:text-indent="0in" style:auto-text-indent="false"/>
      <style:text-properties fo:language="en" fo:country="US" style:language-asian="en" style:country-asian="US" style:language-complex="ar" style:country-complex="SA"/>
    </style:style>
    <style:style style:name="P22" style:family="paragraph" style:parent-style-name="Heading_20_1">
      <style:paragraph-properties fo:line-height="115%"/>
      <style:text-properties fo:language="en" fo:country="US" style:language-asian="en" style:country-asian="US" style:language-complex="ar" style:country-complex="SA"/>
    </style:style>
    <style:style style:name="P23" style:family="paragraph" style:parent-style-name="Heading_20_1">
      <style:paragraph-properties fo:line-height="115%"/>
    </style:style>
    <style:style style:name="P24" style:family="paragraph" style:parent-style-name="Heading_20_1">
      <style:text-properties officeooo:rsid="0009d563" officeooo:paragraph-rsid="0009d563"/>
    </style:style>
    <style:style style:name="P25" style:family="paragraph" style:parent-style-name="Heading_20_2">
      <style:paragraph-properties fo:line-height="115%"/>
      <style:text-properties fo:language="en" fo:country="US" style:language-asian="en" style:country-asian="US" style:language-complex="ar" style:country-complex="SA"/>
    </style:style>
    <style:style style:name="P26" style:family="paragraph" style:parent-style-name="Heading_20_2">
      <style:paragraph-properties fo:line-height="115%"/>
      <style:text-properties fo:language="en" fo:country="CA"/>
    </style:style>
    <style:style style:name="P27" style:family="paragraph" style:parent-style-name="Heading_20_2">
      <style:paragraph-properties fo:line-height="115%"/>
    </style:style>
    <style:style style:name="P28" style:family="paragraph" style:parent-style-name="Contents_20_1">
      <style:paragraph-properties>
        <style:tab-stops>
          <style:tab-stop style:position="6.5in" style:type="right" style:leader-style="dotted" style:leader-text="."/>
        </style:tab-stops>
      </style:paragraph-properties>
    </style:style>
    <style:style style:name="P29" style:family="paragraph" style:parent-style-name="Contents_20_2">
      <style:paragraph-properties>
        <style:tab-stops>
          <style:tab-stop style:position="6.5in" style:type="right" style:leader-style="dotted" style:leader-text="."/>
        </style:tab-stops>
      </style:paragraph-properties>
    </style:style>
    <style:style style:name="P30" style:family="paragraph">
      <loext:graphic-properties draw:fill="none"/>
      <style:paragraph-properties fo:text-align="start"/>
      <style:text-properties fo:font-size="18pt"/>
    </style:style>
    <style:style style:name="T1" style:family="text">
      <style:text-properties fo:language="en" fo:country="US" style:language-asian="en" style:country-asian="US" style:language-complex="ar" style:country-complex="SA"/>
    </style:style>
    <style:style style:name="T2" style:family="text">
      <style:text-properties fo:language="en" fo:country="US" officeooo:rsid="0006707f" style:language-asian="en" style:country-asian="US" style:language-complex="ar" style:country-complex="SA"/>
    </style:style>
    <style:style style:name="T3" style:family="text">
      <style:text-properties officeooo:rsid="00071120"/>
    </style:style>
    <style:style style:name="T4" style:family="text">
      <style:text-properties officeooo:rsid="00075c5f"/>
    </style:style>
    <style:style style:name="T5" style:family="text">
      <style:text-properties officeooo:rsid="0007c386"/>
    </style:style>
    <style:style style:name="T6" style:family="text">
      <style:text-properties officeooo:rsid="000a7117"/>
    </style:style>
    <style:style style:name="T7" style:family="text">
      <style:text-properties officeooo:rsid="000c2bbd"/>
    </style:style>
    <style:style style:name="T8" style:family="text">
      <style:text-properties officeooo:rsid="000d0750"/>
    </style:style>
    <style:style style:name="T9" style:family="text">
      <style:text-properties officeooo:rsid="000edf75"/>
    </style:style>
    <style:style style:name="T10" style:family="text">
      <style:text-properties officeooo:rsid="000f342f"/>
    </style:style>
    <style:style style:name="T11" style:family="text">
      <style:text-properties officeooo:rsid="00138b11"/>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4472c4" draw:stroke-linejoin="miter" draw:fill="none" draw:textarea-horizontal-align="center" draw:textarea-vertical-align="top" draw:auto-grow-height="false" fo:padding-top="0.0492in" fo:padding-bottom="0.0492in" fo:padding-left="0.0984in" fo:padding-right="0.0984in" fo:wrap-option="wrap" fo:margin-left="0.1252in" fo:margin-right="0.1528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30" svg:x1="0.061in" svg:y1="0.0736in" svg:x2="6.563in" svg:y2="0.0752in"><text:p/></draw:line></text:p>
      <text:p text:style-name="Subtitle">Algorith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7">March 5, 2019</text:p>
      <text:p text:style-name="P4"/>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28"><text:a xlink:type="simple" xlink:href="#__RefHeading___Toc2078_345447847" text:style-name="Index_20_Link" text:visited-style-name="Index_20_Link">1 Introduction<text:tab/>2</text:a></text:p>
          <text:p text:style-name="P29"><text:a xlink:type="simple" xlink:href="#__RefHeading___Toc2746_3008566929" text:style-name="Index_20_Link" text:visited-style-name="Index_20_Link">1.1 The Animal-Client Matching (ACM) Algorithm<text:tab/>2</text:a></text:p>
          <text:p text:style-name="P29"><text:a xlink:type="simple" xlink:href="#__RefHeading___Toc2082_345447847" text:style-name="Index_20_Link" text:visited-style-name="Index_20_Link">1.2 Document Overview<text:tab/>2</text:a></text:p>
          <text:p text:style-name="P28"><text:a xlink:type="simple" xlink:href="#__RefHeading___Toc2084_345447847" text:style-name="Index_20_Link" text:visited-style-name="Index_20_Link">2 Animals<text:tab/>3</text:a></text:p>
          <text:p text:style-name="P29"><text:a xlink:type="simple" xlink:href="#__RefHeading___Toc343_918844503" text:style-name="Index_20_Link" text:visited-style-name="Index_20_Link">2.1 Overview<text:tab/>3</text:a></text:p>
          <text:p text:style-name="P29"><text:a xlink:type="simple" xlink:href="#__RefHeading___Toc2086_345447847" text:style-name="Index_20_Link" text:visited-style-name="Index_20_Link">2.2 Species of Common Household Pets<text:tab/>3</text:a></text:p>
          <text:p text:style-name="P29"><text:a xlink:type="simple" xlink:href="#__RefHeading___Toc2088_345447847" text:style-name="Index_20_Link" text:visited-style-name="Index_20_Link">2.3 Traits of the Common Household Pets<text:tab/>3</text:a></text:p>
          <text:p text:style-name="P29"><text:a xlink:type="simple" xlink:href="#__RefHeading___Toc2090_345447847" text:style-name="Index_20_Link" text:visited-style-name="Index_20_Link">2.4 Traits as they Relate to the Algorithm<text:tab/>3</text:a></text:p>
          <text:p text:style-name="P28"><text:a xlink:type="simple" xlink:href="#__RefHeading___Toc345_918844503" text:style-name="Index_20_Link" text:visited-style-name="Index_20_Link">3 Clients<text:tab/>3</text:a></text:p>
          <text:p text:style-name="P29"><text:a xlink:type="simple" xlink:href="#__RefHeading___Toc347_918844503" text:style-name="Index_20_Link" text:visited-style-name="Index_20_Link">3.1 Overview<text:tab/>3</text:a></text:p>
          <text:p text:style-name="P29"><text:a xlink:type="simple" xlink:href="#__RefHeading___Toc349_918844503" text:style-name="Index_20_Link" text:visited-style-name="Index_20_Link">3.2 Client Traits<text:tab/>4</text:a></text:p>
          <text:p text:style-name="P29"><text:a xlink:type="simple" xlink:href="#__RefHeading___Toc351_918844503" text:style-name="Index_20_Link" text:visited-style-name="Index_20_Link">3.3 Client Matching Preferences<text:tab/>4</text:a></text:p>
          <text:p text:style-name="P28"><text:a xlink:type="simple" xlink:href="#__RefHeading___Toc2092_345447847" text:style-name="Index_20_Link" text:visited-style-name="Index_20_Link">4 Basic Operation of the Algorithm<text:tab/>4</text:a></text:p>
          <text:p text:style-name="P28"><text:a xlink:type="simple" xlink:href="#__RefHeading___Toc2748_3008566929" text:style-name="Index_20_Link" text:visited-style-name="Index_20_Link">5 Detailed Breakdown of the Stages of Matching<text:tab/>4</text:a></text:p>
          <text:p text:style-name="P28"><text:a xlink:type="simple" xlink:href="#__RefHeading___Toc2750_3008566929" text:style-name="Index_20_Link" text:visited-style-name="Index_20_Link">6 An Example of the Operation of the Algorithm<text:tab/>4</text:a></text:p>
          <text:p text:style-name="P28"><text:a xlink:type="simple" xlink:href="#__RefHeading___Toc5903_345447847" text:style-name="Index_20_Link" text:visited-style-name="Index_20_Link">7 Index of Tables<text:tab/>4</text:a></text:p>
          <text:p text:style-name="P28"><text:a xlink:type="simple" xlink:href="#__RefHeading___Toc8476_345447847" text:style-name="Index_20_Link" text:visited-style-name="Index_20_Link">8 Index of Figures<text:tab/>4</text:a></text:p>
        </text:index-body>
      </text:table-of-content>
      <text:h text:style-name="P21" text:outline-level="1"><text:bookmark-start text:name="__RefHeading___Toc2078_345447847"/>1 Introduction<text:bookmark-end text:name="__RefHeading___Toc2078_345447847"/></text:h>
      <text:p text:style-name="P18"/>
      <text:h text:style-name="P27" text:outline-level="2"><text:bookmark-start text:name="__RefHeading___Toc2746_3008566929"/><text:span text:style-name="T1">1.1 The </text:span><text:span text:style-name="T2">Animal-Client Matching (ACM)</text:span><text:span text:style-name="T1"> Algorithm</text:span><text:bookmark-end text:name="__RefHeading___Toc2746_3008566929"/></text:h>
      <text:p text:style-name="P19">The Animal-Client Matching (ACM) Algorithm is the main feature of the cuACS system. It is designed to compute the optimal set of matches between clients of the animal shelter and animals that are housed within the shelter. <text:s/><text:span text:style-name="T3">It does this by taking into account the physical and non-physical traits of the animals in conjunction with the preferences for such traits indicated by the clients to compute which animal will be most compatible with a given client. The algorithm also takes into account the animal’s non-physical traits to assign it a specific personality type to assist in matching the animal with a client depending on that client’s living circumstances.</text:span></text:p>
      <text:p text:style-name="P19"/>
      <text:h text:style-name="P25" text:outline-level="2"><text:bookmark-start text:name="__RefHeading___Toc2082_345447847"/>1.2 Document Overview<text:bookmark-end text:name="__RefHeading___Toc2082_345447847"/></text:h>
      <text:p text:style-name="P12">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text:soft-page-break/>specific species of animal housed by the shelter. <text:span text:style-name="T7">How each of the non-physical traits interact with the algorithm and how they affect the animal’s category will also be detailed.</text:span></text:p>
      <text:p text:style-name="P12"/>
      <text:p text:style-name="P13">Following that, the various client traits and preferences will be described <text:span text:style-name="T7">in a similar way to the animal traits</text:span>. Specifically, the interaction between these traits and the profile constructed for the client by the algorithm will be detailed.</text:p>
      <text:p text:style-name="P8"/>
      <text:p text:style-name="P8">The section following that will provide an overview of the basic operation of the algorithm. It will describe, in simplified steps, what the algorithm does to compute the optimal set of matches. <text:span text:style-name="T7">Then,</text:span> a detailed breakdown of each of the simplified steps will be laid out with accompanying diagrams and tables <text:span text:style-name="T7">so that each individual step of the algorithm can be explained in detail</text:span>.</text:p>
      <text:p text:style-name="P8"/>
      <text:p text:style-name="P9">Finally, an example run-through of the algorithm’s operation will be performed to match three different clients with <text:span text:style-name="T8">four </text:span>different animals so that the algorithm’s operation can be seen in action on a simple, easy to follow sample.</text:p>
      <text:h text:style-name="P22" text:outline-level="1"><text:bookmark-start text:name="__RefHeading___Toc2084_345447847"/>2 <text:span text:style-name="T5">Animals</text:span><text:bookmark-end text:name="__RefHeading___Toc2084_345447847"/></text:h>
      <text:h text:style-name="P27" text:outline-level="2"><text:bookmark-start text:name="__RefHeading___Toc343_918844503"/>2.1 Overview<text:bookmark-end text:name="__RefHeading___Toc343_918844503"/></text:h>
      <text:p text:style-name="P14">The cuACS system is designed to accommodate the animals that the animal shelter is able to hold. There are five species of animal: Dog, Cat, Bird, Lizard, and Rabbit that the algorithm has to take into account. Each of these animals have common physical and non-physical traits and also have individual species-specific traits which, together, determine how fit an animal is for a client.</text:p>
      <text:p text:style-name="P14"/>
      <text:h text:style-name="P25" text:outline-level="2"><text:bookmark-start text:name="__RefHeading___Toc2086_345447847"/>2.<text:span text:style-name="T4">2</text:span> Species of Common Household Pets<text:bookmark-end text:name="__RefHeading___Toc2086_345447847"/></text:h>
      <text:p text:style-name="P11">The shelter that will be using the cuACS system houses various breeds and types of dogs, cats, birds, lizards, and rabbits. Each of these different species have <text:span text:style-name="T11">common physical and non-physical attributes but they also have specific attributes which are unique to that specific species of animal. This means that the matching algorithm will have to take all of these differences into account and must handle each animal at least partially differently.</text:span></text:p>
      <text:p text:style-name="P10"/>
      <text:h text:style-name="P25" text:outline-level="2"><text:bookmark-start text:name="__RefHeading___Toc2088_345447847"/>2.<text:span text:style-name="T4">3</text:span> Traits of the Common Household Pets<text:bookmark-end text:name="__RefHeading___Toc2088_345447847"/></text:h>
      <text:p text:style-name="P10"/>
      <text:h text:style-name="Heading_20_3" text:outline-level="3"><text:soft-page-break/>2.3.1 Physical Traits</text:h>
      <text:h text:style-name="Heading_20_3" text:outline-level="3">2.3.2 Non-Physical Traits</text:h>
      <text:h text:style-name="Heading_20_3" text:outline-level="3">2.3.3 Species-Specific Traits</text:h>
      <text:h text:style-name="P26" text:outline-level="2"><text:bookmark-start text:name="__RefHeading___Toc2090_345447847"/>2.<text:span text:style-name="T4">4</text:span> Traits as they Relate to the Algorithm<text:bookmark-end text:name="__RefHeading___Toc2090_345447847"/></text:h>
      <text:h text:style-name="P24" text:outline-level="1"><text:bookmark-start text:name="__RefHeading___Toc345_918844503"/>3 Clients<text:bookmark-end text:name="__RefHeading___Toc345_918844503"/></text:h>
      <text:h text:style-name="Heading_20_2" text:outline-level="2"><text:bookmark-start text:name="__RefHeading___Toc347_918844503"/>3.1 Overview<text:bookmark-end text:name="__RefHeading___Toc347_918844503"/></text:h>
      <text:p text:style-name="P15">Every client indicates their matching preferences <text:span text:style-name="T10">when they create their profile. These matching preferences are taken into account when matching animals with clients. However, there are also traits that a client indicates which the algorithm will use to categorize the client to a specific matching category. This, plus the aforementioned matching preferences, will help ensure not only that an animal is good for a client, but also that a client is good for an animal.</text:span></text:p>
      <text:h text:style-name="Heading_20_2" text:outline-level="2"><text:bookmark-start text:name="__RefHeading___Toc349_918844503"/>3.2 Client Traits<text:bookmark-end text:name="__RefHeading___Toc349_918844503"/></text:h>
      <text:p text:style-name="Standard"/>
      <text:p text:style-name="P16">Indicate dwelling type (small apt/condo, large apt/condo, townhouse, detached house, farm)</text:p>
      <text:p text:style-name="P16">urban,suburban,rural</text:p>
      <text:p text:style-name="P17">has children</text:p>
      <text:p text:style-name="P17">has other animals</text:p>
      <text:p text:style-name="P17">activity level</text:p>
      <text:p text:style-name="P17">work schedule</text:p>
      <text:p text:style-name="Standard"/>
      <text:h text:style-name="Heading_20_2" text:outline-level="2"><text:bookmark-start text:name="__RefHeading___Toc351_918844503"/>3.3 Client Matching Preferences<text:bookmark-end text:name="__RefHeading___Toc351_918844503"/></text:h>
      <text:p text:style-name="Standard"/>
      <text:p text:style-name="P17">Same as animal traits</text:p>
      <text:h text:style-name="P23" text:outline-level="1"><text:bookmark-start text:name="__RefHeading___Toc2092_345447847"/><text:span text:style-name="T6">4</text:span> Basic Operation of the Algorithm<text:bookmark-end text:name="__RefHeading___Toc2092_345447847"/></text:h>
      <text:h text:style-name="P23" text:outline-level="1"><text:bookmark-start text:name="__RefHeading___Toc2748_3008566929"/><text:span text:style-name="T6">5</text:span> Detailed Breakdown of the Stages of Matching<text:bookmark-end text:name="__RefHeading___Toc2748_3008566929"/></text:h>
      <text:h text:style-name="P23" text:outline-level="1"><text:bookmark-start text:name="__RefHeading___Toc2750_3008566929"/><text:span text:style-name="T6">6</text:span> An Example of the Operation of the Algorithm<text:bookmark-end text:name="__RefHeading___Toc2750_3008566929"/></text:h>
      <text:h text:style-name="P23" text:outline-level="1"><text:bookmark-start text:name="__RefHeading___Toc5903_345447847"/><text:span text:style-name="T6">7</text:span> Index of Tables<text:bookmark-end text:name="__RefHeading___Toc5903_345447847"/></text:h>
      <text:p text:style-name="P12"/>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h text:style-name="Heading_20_1" text:outline-level="1"><text:bookmark-start text:name="__RefHeading___Toc8476_345447847"/><text:span text:style-name="T6">8</text:span> Index of Figures<text:bookmark-end text:name="__RefHeading___Toc8476_345447847"/></text:h>
      <text:p text:style-name="Standard"/>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text:soft-page-break/></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2"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4pt" style:font-name-asian="Calibri2"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2f5496" style:font-name="Calibri1"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2f5496" style:font-name="Calibri1"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2"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3T23:02:21.472630906</dc:date>
    <meta:editing-cycles>141</meta:editing-cycles>
    <meta:editing-duration>PT6H50S</meta:editing-duration>
    <meta:generator>LibreOffice/6.1.5.2$Linux_X86_64 LibreOffice_project/10$Build-2</meta:generator>
    <meta:document-statistic meta:table-count="0" meta:image-count="0" meta:object-count="0" meta:page-count="5" meta:paragraph-count="68" meta:word-count="798" meta:character-count="4880" meta:non-whitespace-character-count="41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